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4ec9" officeooo:paragraph-rsid="00034ec9"/>
    </style:style>
    <style:style style:name="P2" style:family="paragraph" style:parent-style-name="Standard">
      <style:text-properties officeooo:rsid="0004e191" officeooo:paragraph-rsid="0004e191"/>
    </style:style>
    <style:style style:name="P3" style:family="paragraph" style:parent-style-name="Standard">
      <style:text-properties officeooo:rsid="0007d56d" officeooo:paragraph-rsid="0007d56d"/>
    </style:style>
    <style:style style:name="P4" style:family="paragraph" style:parent-style-name="Standard">
      <style:text-properties officeooo:paragraph-rsid="000a826c"/>
    </style:style>
    <style:style style:name="P5" style:family="paragraph" style:parent-style-name="Standard">
      <style:text-properties officeooo:paragraph-rsid="000bd577"/>
    </style:style>
    <style:style style:name="P6" style:family="paragraph" style:parent-style-name="Standard">
      <style:text-properties officeooo:rsid="000d6aba" officeooo:paragraph-rsid="000d6aba"/>
    </style:style>
    <style:style style:name="T1" style:family="text">
      <style:text-properties officeooo:rsid="0004e191"/>
    </style:style>
    <style:style style:name="T2" style:family="text">
      <style:text-properties officeooo:rsid="0006375e"/>
    </style:style>
    <style:style style:name="T3" style:family="text">
      <style:text-properties officeooo:rsid="0007d56d"/>
    </style:style>
    <style:style style:name="T4" style:family="text">
      <style:text-properties fo:font-variant="normal" fo:text-transform="none" fo:color="#222222" style:font-name="sans-serif" fo:font-size="10.5pt" fo:letter-spacing="normal" fo:font-style="normal" fo:font-weight="bold" officeooo:rsid="000a826c"/>
    </style:style>
    <style:style style:name="T5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6" style:family="text">
      <style:text-properties fo:font-variant="normal" fo:text-transform="none" fo:color="#222222" style:font-name="sans-serif" fo:font-size="10.5pt" fo:letter-spacing="normal" fo:font-style="normal" fo:font-weight="normal" officeooo:rsid="0009533e"/>
    </style:style>
    <style:style style:name="T7" style:family="text">
      <style:text-properties fo:font-variant="normal" fo:text-transform="none" fo:color="#222222" style:font-name="sans-serif" fo:font-size="10.5pt" fo:letter-spacing="normal" fo:font-style="normal" fo:font-weight="normal" officeooo:rsid="0007d56d"/>
    </style:style>
    <style:style style:name="T8" style:family="text">
      <style:text-properties fo:font-variant="normal" fo:text-transform="none" fo:color="#222222" style:font-name="sans-serif" fo:font-size="10.5pt" fo:letter-spacing="normal" fo:font-style="normal" fo:font-weight="normal" officeooo:rsid="000a826c"/>
    </style:style>
    <style:style style:name="T9" style:family="text">
      <style:text-properties fo:font-variant="normal" fo:text-transform="none" fo:color="#222222" style:font-name="sans-serif" fo:font-size="10.5pt" fo:letter-spacing="normal" fo:font-style="normal" fo:font-weight="normal" officeooo:rsid="000bd577"/>
    </style:style>
    <style:style style:name="T10" style:family="text">
      <style:text-properties fo:font-variant="normal" fo:text-transform="none" fo:color="#222222" style:font-name="sans-serif" fo:font-size="10.5pt" fo:letter-spacing="normal" fo:font-style="normal" fo:font-weight="normal" officeooo:rsid="000c521f"/>
    </style:style>
    <style:style style:name="T11" style:family="text">
      <style:text-properties fo:font-variant="normal" fo:text-transform="none" fo:color="#222222" style:font-name="sans-serif" fo:font-size="10.5pt" fo:letter-spacing="normal" fo:font-style="normal" fo:font-weight="normal" officeooo:rsid="000d31d9"/>
    </style:style>
    <style:style style:name="T12" style:family="text">
      <style:text-properties fo:font-variant="normal" fo:text-transform="none" fo:color="#222222" style:font-name="sans-serif" fo:font-size="10.5pt" fo:letter-spacing="normal" fo:font-style="normal" fo:font-weight="normal" officeooo:rsid="000d6aba"/>
    </style:style>
    <style:style style:name="T13" style:family="text">
      <style:text-properties fo:font-variant="normal" fo:text-transform="none" fo:color="#222222" style:font-name="sans-serif" fo:font-size="10.5pt" fo:letter-spacing="normal" fo:font-style="normal" fo:font-weight="normal" officeooo:rsid="000ed692"/>
    </style:style>
    <style:style style:name="T14" style:family="text">
      <style:text-properties fo:font-variant="normal" fo:text-transform="none" fo:color="#222222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15" style:family="text">
      <style:text-properties fo:font-variant="normal" fo:text-transform="none" fo:color="#222222" style:text-line-through-style="none" style:text-line-through-type="none" style:font-name="sans-serif" fo:font-size="10.5pt" fo:letter-spacing="normal" fo:font-style="normal" style:text-underline-style="none" fo:font-weight="normal" officeooo:rsid="0007d56d" style:text-blinking="false" fo:background-color="#ffffff" loext:char-shading-value="0"/>
    </style:style>
    <style:style style:name="T16" style:family="text">
      <style:text-properties fo:font-variant="normal" fo:text-transform="none" fo:color="#222222" style:text-line-through-style="none" style:text-line-through-type="none" style:font-name="sans-serif" fo:font-size="10.5pt" fo:letter-spacing="normal" fo:font-style="normal" style:text-underline-style="none" fo:font-weight="normal" officeooo:rsid="0009533e" style:text-blinking="false" fo:background-color="#ffffff" loext:char-shading-value="0"/>
    </style:style>
    <style:style style:name="T17" style:family="text">
      <style:text-properties fo:font-variant="normal" fo:text-transform="none" fo:color="#222222" style:text-line-through-style="none" style:text-line-through-type="none" style:font-name="sans-serif" fo:font-size="10.5pt" fo:letter-spacing="normal" fo:font-style="normal" style:text-underline-style="none" fo:font-weight="normal" officeooo:rsid="000bd577" style:text-blinking="false" fo:background-color="#ffffff" loext:char-shading-value="0"/>
    </style:style>
    <style:style style:name="T18" style:family="text">
      <style:text-properties fo:font-variant="normal" fo:text-transform="none" fo:color="#222222" style:text-line-through-style="none" style:text-line-through-type="none" style:font-name="sans-serif" fo:font-size="10.5pt" fo:letter-spacing="normal" fo:font-style="normal" style:text-underline-style="none" fo:font-weight="normal" officeooo:rsid="000d31d9" style:text-blinking="false" fo:background-color="#ffffff" loext:char-shading-value="0"/>
    </style:style>
    <style:style style:name="T19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20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officeooo:rsid="0009533e" style:text-blinking="false" fo:background-color="#ffffff" loext:char-shading-value="0"/>
    </style:style>
    <style:style style:name="T21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officeooo:rsid="0007d56d" style:text-blinking="false" fo:background-color="#ffffff" loext:char-shading-value="0"/>
    </style:style>
    <style:style style:name="T22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officeooo:rsid="000bd577" style:text-blinking="false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kground.</text:p>
      <text:p text:style-name="P1"/>
      <text:p text:style-name="P1">My name is Robert Alberto. I was born in the Dominican Republic in a small town called Bonao. I am the first of three children. I emigrated to the United States at the age of 21 on December 2013. I live with my parents and younger brother in Belleville New Jersey. <text:span text:style-name="T1">I speak spanish as my mother language, english as my second language, fluent french, and basic russian. I describe myself as a highly dedicated student with an unsatisfied hunger for knowledge. The topics that I like to speak about the most are computers, politics, religion, and phylosophy.</text:span> </text:p>
      <text:p text:style-name="P1"/>
      <text:p text:style-name="P1">Education</text:p>
      <text:p text:style-name="P1">I attended highschool in the Dominican Republic and graduated with honors from the technical highschool Politecnico Ing. Jose Delio Guzman. I attended the <text:s/>local university under the industrial <text:span text:style-name="T2">engineering</text:span> program but dropped out after the second semester due to <text:span text:style-name="T2">financial</text:span> issues. After arriving to the united states I decided to continue my education and <text:span text:style-name="T2">enrolled</text:span> in Passaic County Community College in the Information Technology department. I completed my associates degree from PCCC in summer 2017 and enrolled in the New jersey Institute of Technology in the Computer Technology program. I <text:span text:style-name="T1">ex</text:span>pect to complete my Bachelors by may 2019.</text:p>
      <text:p text:style-name="P1"/>
      <text:p text:style-name="P2">Aspirations</text:p>
      <text:p text:style-name="P2">After completing my bachelor degree I plan to find a job in the Networking field. Eventually, I will pursue a master degree In cybersecurity. After finishing my masters, I want to enhance my <text:span text:style-name="T2">knowledge</text:span> the Russian language so I can <text:s/>start learning <text:span text:style-name="T2">Chinese.</text:span> <text:s/>Additionally, I plan on teaching networking, Linux, and computer forensics because they are my favorite topics to learn about. </text:p>
      <text:p text:style-name="P2"/>
      <text:p text:style-name="P3">Hobbies:</text:p>
      <text:p text:style-name="P3">DYI projects</text:p>
      <text:p text:style-name="P4"><text:span text:style-name="T3"><text:s/></text:span></text:p>
      <text:p text:style-name="P4"><text:span text:style-name="T4">I</text:span><text:span text:style-name="T8">n a strict sense, Do It Yourself (DIY) </text:span><text:span text:style-name="T7">is </text:span><text:span text:style-name="T6">the practice of </text:span><text:span text:style-name="T7">building</text:span><text:span text:style-name="T21"> </text:span><text:span text:style-name="T20">or re-purposing</text:span><text:span text:style-name="T15"> </text:span><text:span text:style-name="T16">goods</text:span><text:span text:style-name="T7"> without the </text:span><text:span text:style-name="T8">help</text:span><text:span text:style-name="T7"> o</text:span><text:span text:style-name="T8">f</text:span><text:span text:style-name="T7"> professionals.</text:span></text:p>
      <text:p text:style-name="P5"><text:span text:style-name="T9"/></text:p>
      <text:p text:style-name="P5"><text:span text:style-name="T9">A Raspberry Pi is a credit-card sized </text:span><text:a xlink:type="simple" xlink:href="https://en.wikipedia.org/wiki/Single-board_computer" text:style-name="Internet_20_link" text:visited-style-name="Visited_20_Internet_20_Link"><text:span text:style-name="T19">single-board computer</text:span></text:a><text:span text:style-name="T14"> </text:span><text:span text:style-name="T5">developed by the </text:span><text:span text:style-name="T19">Raspberry Pi Foundation </text:span><text:span text:style-name="T5">in the </text:span><text:a xlink:type="simple" xlink:href="https://en.wikipedia.org/wiki/United_Kingdom" text:style-name="Internet_20_link" text:visited-style-name="Visited_20_Internet_20_Link">United Kingdom</text:a><text:span text:style-name="T19">. </text:span><text:span text:style-name="T22">The Raspberry Pi uses an ARM processor and it servers as an empty computer capable of doing anything. The main goal behind the creation of the Raspberry Pi is</text:span><text:span text:style-name="T17"> </text:span><text:span text:style-name="T18">bring the wonders of</text:span><text:span text:style-name="T5"> </text:span><text:a xlink:type="simple" xlink:href="https://en.wikipedia.org/wiki/Computer_science" text:style-name="Internet_20_link" text:visited-style-name="Visited_20_Internet_20_Link"><text:span text:style-name="T19">computer science</text:span></text:a><text:span text:style-name="T14"> </text:span><text:span text:style-name="T18">to</text:span><text:span text:style-name="T5"> schools in </text:span><text:a xlink:type="simple" xlink:href="https://en.wikipedia.org/wiki/Developing_countries" text:style-name="Internet_20_link" text:visited-style-name="Visited_20_Internet_20_Link"><text:span text:style-name="T19">developing countries</text:span></text:a><text:span text:style-name="T5">. </text:span><text:span text:style-name="T9">This fully </text:span><text:span text:style-name="T10">functional</text:span><text:span text:style-name="T9"> computer only cost $39 USD and can be purchased in many online retailers like Amazon.com and general computer stores like </text:span><text:span text:style-name="T10">M</text:span><text:span text:style-name="T9">icrocenter. <text:s/></text:span><text:span text:style-name="T11">I started working with the Raspberry Pi when I stepped across a video in youtube of guy that build his own arcade machine. I have always been a fan of vintage arcade videogames so I bought a raspberry pi. Since then, I buy DIY books for the raspberry pi and watch videos for projects. Here is a list of projects that I plan to work on:</text:span></text:p>
      <text:p text:style-name="P5"><text:span text:style-name="T11"><text:tab/>Arcade Machine</text:span></text:p>
      <text:p text:style-name="P5"><text:span text:style-name="T11"><text:tab/></text:span><text:span text:style-name="T12">Portable VPN server</text:span></text:p>
      <text:p text:style-name="P5"><text:span text:style-name="T12"><text:tab/>Portable penetration testing machine</text:span></text:p>
      <text:p text:style-name="P5"><text:span text:style-name="T12"><text:tab/>portable super Nintendo entertainment system</text:span></text:p>
      <text:p text:style-name="P6"><text:span text:style-name="T5"><text:tab/>calibre library server</text:span></text:p>
      <text:p text:style-name="P6"><text:span text:style-name="T5"><text:tab/>plex and kodi media server</text:span></text:p>
      <text:p text:style-name="P6"><text:span text:style-name="T5"><text:tab/>raspberry pi </text:span><text:span text:style-name="T13">surveillance</text:span><text:span text:style-name="T5"> system</text:span></text:p>
      <text:p text:style-name="P6"><text:span text:style-name="T5"><text:tab/></text:span><text:span text:style-name="T13">Network ad blocker</text:span></text:p>
      <text:p text:style-name="P6"><text:span text:style-name="T5"><text:tab/></text:span></text:p>
      <text:p text:style-name="P6"><text:span text:style-name="T5"><text:tab/></text:span></text:p>
      <text:p text:style-name="P5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6:17:01.995771359</meta:creation-date>
    <dc:date>2018-02-06T20:55:31.450267926</dc:date>
    <meta:editing-duration>PT6M56S</meta:editing-duration>
    <meta:editing-cycles>1</meta:editing-cycles>
    <meta:document-statistic meta:table-count="0" meta:image-count="0" meta:object-count="0" meta:page-count="1" meta:paragraph-count="21" meta:word-count="463" meta:character-count="2826" meta:non-whitespace-character-count="2364"/>
    <meta:generator>LibreOffice/5.1.6.2$Linux_X86_64 LibreOffice_project/10m0$Build-2</meta:generator>
  </office:meta>
</office:document-meta>
</file>